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0pt" style:font-size-asian="20pt" style:font-size-complex="20pt"/>
    </style:style>
    <style:style style:name="P6" style:family="paragraph">
      <loext:graphic-properties draw:fill-color="#ffffff"/>
      <style:text-properties fo:font-size="20pt"/>
    </style:style>
    <style:style style:name="P7"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fo:font-weight="600"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fo:font-style="italic" style:font-size-asian="32pt" style:font-style-asian="italic" style:font-size-complex="32pt" style:font-style-complex="italic"/>
    </style:style>
    <style:style style:name="T6" style:family="text">
      <style:text-properties style:font-name="Segoe UI Semibold"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Old Testament</text:span></text:p>
            <text:p text:style-name="P1"><text:span text:style-name="T2">Exodus 24:8–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6.263cm" svg:x="1.524cm" svg:y="0.762cm">
          <draw:text-box>
            <text:p text:style-name="P4"><text:span text:style-name="T3">8</text:span><text:span text:style-name="T4">And Moses took the blood and threw it on the people and said, “Behold the blood of the covenant that the LORD has made with you in accordance with all these word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7.766cm" svg:x="1.524cm" svg:y="0.762cm">
          <draw:text-box>
            <text:p text:style-name="P4"><text:span text:style-name="T5">9</text:span><text:span text:style-name="T4">Then Moses and Aaron, Nadab, and Abihu, and seventy of the elders of Israel went up, </text:span><text:span text:style-name="T5">10</text:span><text:span text:style-name="T4">and they saw the God of Israel. There was under his feet as it were a pavement of sapphire stone, like the very heaven for clearnes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892cm" svg:height="4.76cm" svg:x="1.524cm" svg:y="0.762cm">
          <draw:text-box>
            <text:p text:style-name="P4"><text:span text:style-name="T5">11</text:span><text:span text:style-name="T4">And he did not lay his hand on the chief men of the people of Israel; they beheld God, and ate and drank.</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892cm" svg:height="7.766cm" svg:x="1.524cm" svg:y="0.762cm">
          <draw:text-box>
            <text:p text:style-name="P4"><text:span text:style-name="T5">12</text:span><text:span text:style-name="T4">The LORD said to Moses, “Come up to me on the mountain and wait there, that I may give you the tablets of stone, with the law and the commandment, which I have written for their instruction.”</text:span><text:span text:style-name="T6">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5" draw:layer="layout" svg:width="24.892cm" svg:height="9.269cm" svg:x="1.59cm" svg:y="0.497cm">
          <draw:text-box>
            <text:p text:style-name="P4"><text:span text:style-name="T5">13</text:span><text:span text:style-name="T4">So Moses rose with his assistant Joshua, and Moses went up into the mountain of God. </text:span><text:span text:style-name="T5">14</text:span><text:span text:style-name="T4">And he said to the elders, “Wait here for us until we return to you. And behold, Aaron and Hur are with you. Whoever has a dispute, let him go to them.”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5" draw:layer="layout" svg:width="24.892cm" svg:height="7.766cm" svg:x="1.524cm" svg:y="0.616cm">
          <draw:text-box>
            <text:p text:style-name="P4"><text:span text:style-name="T5">15</text:span><text:span text:style-name="T4">Then Moses went up on the mountain, and the cloud covered the mountain. </text:span><text:span text:style-name="T5">16</text:span><text:span text:style-name="T4">The glory of the LORD dwelt on Mount Sinai, and the cloud covered it six days. And on the seventh day he called to Moses out of the midst of the cloud.</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7" draw:layer="layout" svg:width="24.892cm" svg:height="4.76cm" svg:x="1.524cm" svg:y="0.762cm">
          <draw:text-box>
            <text:p text:style-name="P4"><text:span text:style-name="T5">17</text:span><text:span text:style-name="T4">Now the appearance of the glory of the LORD was like a devouring fire on the top of the mountain in the sight of the people of Israel. </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7" draw:layer="layout" svg:width="24.892cm" svg:height="4.76cm" svg:x="1.524cm" svg:y="0.762cm">
          <draw:text-box>
            <text:p text:style-name="P4"><text:span text:style-name="T5">18</text:span><text:span text:style-name="T4">Moses entered the cloud and went up on the mountain. And Moses was on the mountain forty days and forty nights.</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3T11:37:42.341000000</meta:creation-date>
    <dc:date>2017-02-24T13:52:35.794000000</dc:date>
    <meta:editing-duration>PT4M23S</meta:editing-duration>
    <meta:editing-cycles>4</meta:editing-cycles>
    <meta:generator>LibreOffice/5.2.5.1$Windows_X86_64 LibreOffice_project/0312e1a284a7d50ca85a365c316c7abbf20a4d22</meta:generator>
    <meta:document-statistic meta:object-count="48"/>
  </office:meta>
</office:document-meta>
</file>